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number-columns-repeated="15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reducing unneceessary 2 steps to 1 step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2 steps</text:p>
          </table:table-cell>
          <table:table-cell table:number-columns-repeated="7"/>
          <table:table-cell office:value-type="string" calcext:value-type="string">
            <text:p>1 step</text:p>
          </table:table-cell>
          <table:table-cell table:number-columns-repeated="11"/>
          <table:table-cell office:value-type="string" calcext:value-type="string">
            <text:p>Identify A,B from Array with all other blocks: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10"/>
          <table:table-cell office:value-type="string" calcext:value-type="string">
            <text:p>only if length (A.indices pz) &gt; 1 and grandpa is not root <text:s/>(root can be identified f.e. by checking index 0 and index 1 if pos == (0,0):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: differing position between current and parent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9"/>
          <table:table-cell office:value-type="string" calcext:value-type="string">
            <text:p>B: differing position between parent and grandpa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"/>
          <table:table-cell table:style-name="ce7" office:value-type="string" calcext:value-type="string">
            <text:p>→</text:p>
          </table:table-cell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8"/>
          <table:table-cell table:style-name="ce8"/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8"/>
          <table:table-cell table:style-name="ce8" office:value-type="string" calcext:value-type="string">
            <text:p>y</text:p>
          </table:table-cell>
          <table:table-cell office:value-type="string" calcext:value-type="string">
            <text:p>current A (add (-1,0) pos) == grandpa A pos &amp;&amp; current B (add (0,1) pos) == grandpa B pos ||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4"/>
          <table:table-cell office:value-type="string" calcext:value-type="string">
            <text:p>insert current with grandpa as parent</text:p>
          </table:table-cell>
          <table:table-cell table:number-columns-repeated="11"/>
          <table:table-cell table:style-name="ce8" office:value-type="string" calcext:value-type="string">
            <text:p>x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9"/>
        </table:table-row>
        <table:table-row table:style-name="ro1">
          <table:table-cell table:number-columns-repeated="21"/>
          <table:table-cell table:style-name="ce8"/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problem: current would need to change (swap A, B)</text:p>
          </table:table-cell>
          <table:table-cell table:number-columns-repeated="15"/>
          <table:table-cell table:style-name="ce8"/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and it is not safe to move A, because</text:p>
          </table:table-cell>
          <table:table-cell table:number-columns-repeated="13"/>
          <table:table-cell table:style-name="ce8" office:value-type="string" calcext:value-type="string">
            <text:p>x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it is not checked that intermediate step</text:p>
          </table:table-cell>
          <table:table-cell table:number-columns-repeated="13"/>
          <table:table-cell table:style-name="ce8"/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field is empty</text:p>
          </table:table-cell>
          <table:table-cell table:number-columns-repeated="13"/>
          <table:table-cell table:style-name="ce8" office:value-type="string" calcext:value-type="string">
            <text:p>y</text:p>
          </table:table-cell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Idea 1:</text:p>
          </table:table-cell>
          <table:table-cell table:number-columns-repeated="17"/>
          <table:table-cell office:value-type="string" calcext:value-type="string">
            <text:p>x and y are the same, so in short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earch for</text:p>
          </table:table-cell>
          <table:table-cell table:style-name="ce6"/>
          <table:table-cell table:number-columns-repeated="2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6"/>
          <table:table-cell table:style-name="ce8"/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string" calcext:value-type="string">
            <text:p>(Grandpa =)</text:p>
          </table:table-cell>
          <table:table-cell table:number-columns-repeated="14"/>
          <table:table-cell table:style-name="ce8"/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parent</text:p>
          </table:table-cell>
          <table:table-cell table:number-columns-repeated="14"/>
          <table:table-cell table:style-name="ce8"/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16"/>
          <table:table-cell table:style-name="ce8"/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fining this is difficult</text:p>
          </table:table-cell>
          <table:table-cell table:number-columns-repeated="10"/>
          <table:table-cell table:style-name="ce8"/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9"/>
        </table:table-row>
        <table:table-row table:style-name="ro1">
          <table:table-cell table:number-columns-repeated="21"/>
          <table:table-cell table:style-name="ce8"/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4" office:value-type="string" calcext:value-type="string">
            <text:p>Idea 2: do not save these 8 to map and return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5"/>
          <table:table-cell table:style-name="ce4" office:value-type="string" calcext:value-type="string">
            <text:p>Nothing = forget it, if … see right side</text:p>
          </table:table-cell>
          <table:table-cell table:number-columns-repeated="23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29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30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style-name="ce1" office:value-type="string" calcext:value-type="string">
            <text:p>3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6:</text:p>
          </table:table-cell>
          <table:table-cell table:style-name="ce3" table:number-columns-repeated="2"/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30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19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7:</text:p>
          </table:table-cell>
          <table:table-cell table:style-name="ce3" table:number-columns-repeated="2"/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4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17"/>
        </table:table-row>
        <table:table-row table:style-name="ro1">
          <table:table-cell table:number-columns-repeated="1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19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 table:style-name="ce1" office:value-type="string" calcext:value-type="string">
            <text:p>5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8:</text:p>
          </table:table-cell>
          <table:table-cell table:style-name="ce3" table:number-columns-repeated="2"/>
          <table:table-cell/>
          <table:table-cell table:style-name="ce1"/>
          <table:table-cell table:number-columns-repeated="17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9"/>
          <table:table-cell table:style-name="ce4"/>
          <table:table-cell table:number-columns-repeated="20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.00.0000</text:date>, <text:time style:data-style-name="N2" text:time-value="22:31:42.6504736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29:23.695823279</meta:creation-date>
    <dc:date>2018-11-07T00:28:56.455030176</dc:date>
    <meta:editing-duration>PT8H6M19S</meta:editing-duration>
    <meta:editing-cycles>27</meta:editing-cycles>
    <meta:generator>LibreOffice/4.2.8.2$Linux_X86_64 LibreOffice_project/420m0$Build-2</meta:generator>
    <meta:document-statistic meta:table-count="1" meta:cell-count="130" meta:object-count="0"/>
  </office:meta>
</office:document-meta>
</file>